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text-position="1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112cm" svg:y1="9.144cm" svg:x2="19.558cm" svg:y2="9.144cm">
          <text:p/>
        </draw:line>
        <draw:line draw:style-name="gr2" draw:text-style-name="P1" draw:layer="layout" svg:x1="9.89cm" svg:y1="7.112cm" svg:x2="9.89cm" svg:y2="9.144cm">
          <text:p/>
        </draw:line>
        <draw:line draw:style-name="gr2" draw:text-style-name="P1" draw:layer="layout" svg:x1="14.97cm" svg:y1="7.112cm" svg:x2="14.97cm" svg:y2="9.144cm">
          <text:p/>
        </draw:line>
        <draw:line draw:style-name="gr2" draw:text-style-name="P1" draw:layer="layout" svg:x1="12.176cm" svg:y1="7.112cm" svg:x2="12.176cm" svg:y2="9.144cm">
          <text:p/>
        </draw:line>
        <draw:line draw:style-name="gr2" draw:text-style-name="P1" draw:layer="layout" svg:x1="16.748cm" svg:y1="7.112cm" svg:x2="16.748cm" svg:y2="9.144cm">
          <text:p/>
        </draw:line>
        <draw:line draw:style-name="gr3" draw:text-style-name="P2" draw:layer="layout" svg:x1="12.176cm" svg:y1="8.382cm" svg:x2="14.97cm" svg:y2="8.382cm">
          <text:p/>
        </draw:line>
        <draw:line draw:style-name="gr3" draw:text-style-name="P2" draw:layer="layout" svg:x1="7.858cm" svg:y1="8.382cm" svg:x2="9.89cm" svg:y2="8.382cm">
          <text:p/>
        </draw:line>
        <draw:custom-shape draw:style-name="gr4" draw:text-style-name="P3" draw:layer="layout" svg:width="0.254cm" svg:height="0.254cm" svg:x="10.39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0.90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1.41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128cm" svg:height="0.962cm" svg:x="9.382cm" svg:y="6.15cm">
          <draw:text-box>
            <text:p>P<text:span text:style-name="T1">1</text:span></text:p>
          </draw:text-box>
        </draw:frame>
        <draw:frame draw:style-name="gr6" draw:text-style-name="P4" draw:layer="layout" svg:width="1.979cm" svg:height="0.962cm" svg:x="12.192cm" svg:y="9.706cm">
          <draw:text-box>
            <text:p>Span</text:p>
          </draw:text-box>
        </draw:frame>
        <draw:frame draw:style-name="gr5" draw:text-style-name="P4" draw:layer="layout" svg:width="1.128cm" svg:height="0.962cm" svg:x="8.366cm" svg:y="7.62cm">
          <draw:text-box>
            <text:p>S<text:span text:style-name="T1">1</text:span></text:p>
          </draw:text-box>
        </draw:frame>
        <draw:frame draw:style-name="gr7" draw:text-style-name="P4" draw:layer="layout" svg:width="1.84cm" svg:height="0.962cm" svg:x="12.938cm" svg:y="7.62cm">
          <draw:text-box>
            <text:p>S<text:span text:style-name="T1">n</text:span></text:p>
          </draw:text-box>
        </draw:frame>
        <draw:frame draw:style-name="gr7" draw:text-style-name="P4" draw:layer="layout" svg:width="1.84cm" svg:height="0.962cm" svg:x="11.414cm" svg:y="6.15cm">
          <draw:text-box>
            <text:p>P<text:span text:style-name="T1">n-1</text:span></text:p>
          </draw:text-box>
        </draw:frame>
        <draw:frame draw:style-name="gr7" draw:text-style-name="P4" draw:layer="layout" svg:width="1.84cm" svg:height="0.962cm" svg:x="14.462cm" svg:y="6.15cm">
          <draw:text-box>
            <text:p>P<text:span text:style-name="T1">n</text:span></text:p>
          </draw:text-box>
        </draw:frame>
        <draw:custom-shape draw:style-name="gr8" draw:text-style-name="P2" draw:layer="layout" svg:width="0.508cm" svg:height="0.508cm" svg:x="6.858cm" svg:y="9.1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508cm" svg:height="0.508cm" svg:x="6.859cm" svg:y="9.1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508cm" svg:height="0.508cm" svg:x="19.304cm" svg:y="9.1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9.906cm" svg:x2="7.112cm" svg:y2="10.668cm">
          <text:p/>
        </draw:line>
        <draw:line draw:style-name="gr1" draw:text-style-name="P1" draw:layer="layout" svg:x1="7.112cm" svg:y1="10.668cm" svg:x2="19.558cm" svg:y2="10.668cm">
          <text:p/>
        </draw:line>
        <draw:line draw:style-name="gr1" draw:text-style-name="P1" draw:layer="layout" svg:x1="19.558cm" svg:y1="9.906cm" svg:x2="19.558cm" svg:y2="10.668cm">
          <text:p/>
        </draw:line>
        <draw:line draw:style-name="gr1" draw:text-style-name="P1" draw:layer="layout" svg:x1="7.874cm" svg:y1="7.874cm" svg:x2="7.874cm" svg:y2="8.636cm">
          <text:p/>
        </draw:line>
        <draw:line draw:style-name="gr1" draw:text-style-name="P1" draw:layer="layout" svg:x1="7.112cm" svg:y1="7.874cm" svg:x2="7.112cm" svg:y2="8.636cm">
          <text:p/>
        </draw:line>
        <draw:line draw:style-name="gr1" draw:text-style-name="P1" draw:layer="layout" svg:x1="7.112cm" svg:y1="8.128cm" svg:x2="7.874cm" svg:y2="8.128cm">
          <text:p/>
        </draw:line>
        <draw:frame draw:style-name="gr5" draw:text-style-name="P4" draw:layer="layout" svg:width="1.128cm" svg:height="0.962cm" svg:x="7.112cm" svg:y="7.298cm">
          <draw:text-box>
            <text:p>x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10:33:10.284017373</meta:creation-date>
    <dc:date>2018-03-11T14:38:58.159005129</dc:date>
    <meta:editing-duration>PT16M53S</meta:editing-duration>
    <meta:editing-cycles>8</meta:editing-cycles>
    <meta:generator>LibreOffice/5.1.6.2$Linux_X86_64 LibreOffice_project/10m0$Build-2</meta:generator>
    <meta:document-statistic meta:object-count="49"/>
  </office:meta>
</office:document-meta>
</file>